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RobotoDraft,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style:font-name="apple-system" fo:font-size="10.5pt" fo:letter-spacing="normal" fo:font-style="normal" fo:font-weight="normal"/>
    </style:style>
    <style:style style:name="T1" style:family="text">
      <style:text-properties fo:font-variant="normal" fo:text-transform="none" fo:color="#222222" style:font-name="Roboto" fo:font-size="12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color="#222222" style:font-name="Roboto"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 </text:span><text:span text:style-name="T1">Good background of scripting utilizing Bash, Zsh, Python and Go for automating infrastructure on-premise/ cloud</text:span><text:line-break/><text:span text:style-name="T2">• </text:span><text:span text:style-name="T1">Experience in leveraging Sentinel Policy for Terraform and delivery of policy of code solutions</text:span><text:line-break/><text:span text:style-name="T2">• </text:span><text:span text:style-name="T1">Experience in build out of Kubernetes infrastructure – containers, GKE, Envoy, Istio, private clusters</text:span><text:line-break/><text:span text:style-name="T2">• </text:span><text:span text:style-name="T1">Strong on Google Cloud platform core skills – Compute, storage, network, IAM, VPC, firewall rules, Load Balancer, Cloud Deployment Manager, Logging and Monitoring</text:span><text:line-break/><text:span text:style-name="T2">• </text:span><text:span text:style-name="T1">Self-starter with an in-depth hands-on work experience with multiple large-scale implementations of Google Cloud Platform.</text:span><text:line-break/><text:span text:style-name="T2">• </text:span><text:span text:style-name="T1">Google Cloud Architecture, Engineering, DevOps, and/or Security certifications</text:span><text:line-break/><text:span text:style-name="T2">• </text:span><text:span text:style-name="T1">Background in build out of complex network and security architectures</text:span><text:line-break/><text:span text:style-name="T1">Preferred:</text:span><text:line-break/><text:span text:style-name="T2">• </text:span><text:span text:style-name="T1">Proven experience as a successful senior engineer and/or cloud engineer highly desirable</text:span><text:line-break/><text:span text:style-name="T2">• </text:span><text:span text:style-name="T1">Understanding of Infrastructure, Networking, and DevOps scripting and tooling</text:span><text:line-break/><text:span text:style-name="T2">• </text:span><text:span text:style-name="T1">Knowledge of hybrid-cloud architectures and solutions – GCP Bare Metal, GCVE</text:span><text:line-break/><text:span text:style-name="T2">• </text:span><text:span text:style-name="T1">Having knowledge of GCP Anthos deployments will be a plus- cluster deployments, ACM configurations, Config connector, RBAC and ASM</text:span><text:line-break/><text:span text:style-name="T2">• </text:span><text:span text:style-name="T1">Experience in building solutions around Vault - HA setup, configuration, secrets retrieval and break glass use cases</text:span><text:line-break/><text:span text:style-name="T2">• </text:span><text:span text:style-name="T1">Experience in setup of observability, tracing and metrics collection solutions – Kiali, Prometheus, Grafana, Cloud Operati</text:span></text:p>
      <text:p text:style-name="P1"><text:span text:style-name="T1"/></text:p>
      <text:p text:style-name="P1"><text:span text:style-name="T1"/></text:p>
      <text:p text:style-name="P2"><text:span text:style-name="T3">1· Multi-Cloud experience (AWS / Google / Azure) : 2. Kubernetes: 3. Virtual machines migration to containers (e.g: ECS to Anthos/GKE): 4· Monitoring /Observability Tools: 5· Helm 6. Istio (Knative) 7 · GitHub Enterprise 8 · Go language</text:span></text:p>
      <text:p text:style-name="P2"><text:span text:style-name="T1"/></text:p>
      <text:p text:style-name="P2"><text:span text:style-name="T3">loud Architect(Multi cloud exp./Kubernetes/Helm/Anthos/GitHub/Go). A US based client is looking for senior remote engine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RobotoDraft,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00:29:12.628428794</meta:creation-date>
    <dc:date>2022-06-26T13:48:41.651764142</dc:date>
    <meta:editing-duration>PT1M23S</meta:editing-duration>
    <meta:editing-cycles>2</meta:editing-cycles>
    <meta:generator>LibreOffice/6.4.7.2$Linux_X86_64 LibreOffice_project/40$Build-2</meta:generator>
    <meta:document-statistic meta:table-count="0" meta:image-count="0" meta:object-count="0" meta:page-count="1" meta:paragraph-count="3" meta:word-count="244" meta:character-count="1756" meta:non-whitespace-character-count="1510"/>
  </office:meta>
</office:document-meta>
</file>